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1980" officeooo:paragraph-rsid="000e1980"/>
    </style:style>
    <style:style style:name="P2" style:family="paragraph" style:parent-style-name="Standard">
      <style:text-properties officeooo:rsid="000fe3c3" officeooo:paragraph-rsid="000fe3c3"/>
    </style:style>
    <style:style style:name="P3" style:family="paragraph" style:parent-style-name="Standard">
      <style:text-properties officeooo:rsid="000fe3c3" officeooo:paragraph-rsid="001c349e"/>
    </style:style>
    <style:style style:name="P4" style:family="paragraph" style:parent-style-name="Standard">
      <style:text-properties officeooo:paragraph-rsid="000fe3c3"/>
    </style:style>
    <style:style style:name="P5" style:family="paragraph" style:parent-style-name="Standard">
      <style:text-properties officeooo:rsid="00118de9" officeooo:paragraph-rsid="00118de9"/>
    </style:style>
    <style:style style:name="P6" style:family="paragraph" style:parent-style-name="Standard">
      <style:text-properties officeooo:rsid="00118de9" officeooo:paragraph-rsid="001c349e"/>
    </style:style>
    <style:style style:name="P7" style:family="paragraph" style:parent-style-name="Standard">
      <style:text-properties officeooo:rsid="00133eb5" officeooo:paragraph-rsid="00133eb5"/>
    </style:style>
    <style:style style:name="P8" style:family="paragraph" style:parent-style-name="Standard">
      <style:text-properties officeooo:rsid="00133eb5" officeooo:paragraph-rsid="001c349e"/>
    </style:style>
    <style:style style:name="P9" style:family="paragraph" style:parent-style-name="Standard">
      <style:text-properties officeooo:paragraph-rsid="0016aed4"/>
    </style:style>
    <style:style style:name="P10" style:family="paragraph" style:parent-style-name="Standard">
      <style:text-properties officeooo:paragraph-rsid="001c349e"/>
    </style:style>
    <style:style style:name="P11" style:family="paragraph" style:parent-style-name="Standard">
      <style:text-properties officeooo:rsid="001c349e" officeooo:paragraph-rsid="001e184b"/>
    </style:style>
    <style:style style:name="P12" style:family="paragraph" style:parent-style-name="Standard">
      <style:text-properties officeooo:rsid="001c349e" officeooo:paragraph-rsid="000e1980"/>
    </style:style>
    <style:style style:name="P13" style:family="paragraph" style:parent-style-name="Standard">
      <style:text-properties officeooo:rsid="001e184b" officeooo:paragraph-rsid="001e184b"/>
    </style:style>
    <style:style style:name="P14" style:family="paragraph" style:parent-style-name="Standard">
      <style:text-properties officeooo:paragraph-rsid="001ee2e4"/>
    </style:style>
    <style:style style:name="P15" style:family="paragraph" style:parent-style-name="Standard">
      <style:text-properties fo:font-weight="bold" officeooo:rsid="001ee2e4" officeooo:paragraph-rsid="001ee2e4" style:font-weight-asian="bold" style:font-weight-complex="bold"/>
    </style:style>
    <style:style style:name="P16" style:family="paragraph">
      <style:text-properties style:font-name="F" fo:font-size="10pt" style:font-size-asian="10pt" style:font-size-complex="10pt"/>
    </style:style>
    <style:style style:name="P17" style:family="paragraph">
      <style:text-properties style:font-name="F" fo:font-size="12pt"/>
    </style:style>
    <style:style style:name="P18" style:family="paragraph">
      <style:text-properties style:font-name="F" fo:font-size="12pt" style:font-size-asian="10pt" style:font-size-complex="10pt"/>
    </style:style>
    <style:style style:name="P19" style:family="paragraph">
      <style:text-properties style:font-name="Liberation Serif" fo:font-size="12pt"/>
    </style:style>
    <style:style style:name="T1" style:family="text">
      <style:text-properties officeooo:rsid="000e1980"/>
    </style:style>
    <style:style style:name="T2" style:family="text">
      <style:text-properties fo:color="#ffffff"/>
    </style:style>
    <style:style style:name="T3" style:family="text">
      <style:text-properties officeooo:rsid="000fe3c3"/>
    </style:style>
    <style:style style:name="T4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Liberation Serif" fo:font-size="12pt" fo:font-style="normal" fo:font-weight="normal" officeooo:rsid="000fe3c3" style:font-size-asian="12pt" style:font-style-asian="normal" style:font-weight-asian="normal"/>
    </style:style>
    <style:style style:name="T6" style:family="text">
      <style:text-properties style:font-name="Liberation Serif" fo:font-size="12pt" fo:font-style="normal" fo:font-weight="normal" officeooo:rsid="0016aed4" style:font-size-asian="12pt" style:font-style-asian="normal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e3c3" style:font-weight-asian="bold" style:font-weight-complex="bold"/>
    </style:style>
    <style:style style:name="T9" style:family="text">
      <style:text-properties fo:font-weight="bold" officeooo:rsid="0016aed4" style:font-weight-asian="bold" style:font-weight-complex="bold"/>
    </style:style>
    <style:style style:name="T10" style:family="text">
      <style:text-properties fo:font-weight="bold" officeooo:rsid="001ba365" style:font-weight-asian="bold" style:font-weight-complex="bold"/>
    </style:style>
    <style:style style:name="T11" style:family="text">
      <style:text-properties officeooo:rsid="00153526"/>
    </style:style>
    <style:style style:name="T12" style:family="text">
      <style:text-properties officeooo:rsid="00187d06"/>
    </style:style>
    <style:style style:name="T13" style:family="text">
      <style:text-properties officeooo:rsid="001ba365"/>
    </style:style>
    <style:style style:name="T14" style:family="text">
      <style:text-properties fo:font-weight="normal" officeooo:rsid="000fe3c3" style:font-weight-asian="normal" style:font-weight-complex="normal"/>
    </style:style>
    <style:style style:name="T15" style:family="text">
      <style:text-properties fo:font-style="italic" officeooo:rsid="001ba365" style:font-style-asian="italic" style:font-style-complex="italic"/>
    </style:style>
    <style:style style:name="T16" style:family="text">
      <style:text-properties officeooo:rsid="001ee2e4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ff4500" fo:font-size="10pt" style:font-size-asian="10pt" style:font-size-complex="10pt"/>
    </style:style>
    <style:style style:name="T19" style:family="text">
      <style:text-properties fo:color="#ff7700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66cc66" fo:font-size="10pt" style:font-size-asian="10pt" style:font-size-complex="10pt"/>
    </style:style>
    <style:style style:name="T21" style:family="text">
      <style:text-properties fo:color="#483d8b" fo:font-size="10pt" style:font-size-asian="10pt" style:font-size-complex="10pt"/>
    </style:style>
    <style:style style:name="T22" style:family="text">
      <style:text-properties style:font-name="F" fo:font-size="10pt" style:font-size-asian="10pt" style:font-size-complex="10pt"/>
    </style:style>
    <style:style style:name="T23" style:family="text">
      <style:text-properties fo:color="#008000" style:font-name="F" fo:font-size="10pt" style:font-size-asian="10pt" style:font-size-complex="10pt"/>
    </style:style>
    <style:style style:name="T24" style:family="text">
      <style:text-properties fo:color="#66cc66" style:font-name="F" fo:font-size="10pt" style:font-size-asian="10pt" style:font-size-complex="10pt"/>
    </style:style>
    <style:style style:name="T25" style:family="text">
      <style:text-properties fo:color="#483d8b" style:font-name="F" fo:font-size="10pt" style:font-size-asian="10pt" style:font-size-complex="10pt"/>
    </style:style>
    <style:style style:name="T26" style:family="text">
      <style:text-properties fo:color="#ff7700" style:font-name="F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ff4500" style:font-name="F" fo:font-size="10pt" style:font-size-asian="10pt" style:font-size-complex="10pt"/>
    </style:style>
    <style:style style:name="T28" style:family="text">
      <style:text-properties fo:color="#ffffff" style:font-name="F" fo:font-size="10pt" style:font-size-asian="10pt" style:font-size-complex="10pt"/>
    </style:style>
    <style:style style:name="T29" style:family="text">
      <style:text-properties fo:color="#000000" style:font-name="F" fo:font-size="10pt" style:font-size-asian="10pt" style:font-size-complex="10pt"/>
    </style:style>
    <style:style style:name="T30" style:family="text">
      <style:text-properties fo:color="#ff7700" fo:font-weight="bold" style:font-weight-asian="bold" style:font-weight-complex="bold"/>
    </style:style>
    <style:style style:name="T31" style:family="text">
      <style:text-properties fo:color="#66cc66"/>
    </style:style>
    <style:style style:name="T32" style:family="text">
      <style:text-properties fo:color="#008000"/>
    </style:style>
    <style:style style:name="T33" style:family="text">
      <style:text-properties style:font-name="Liberation Serif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1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1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84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amen final - Introducción al desarrollo de software – Tecnicatura en SL – 18/02/2017</text:p>
      <text:p text:style-name="P15"/>
      <text:p text:style-name="P1"><text:span text:style-name="T8">1)</text:span><text:span text:style-name="T3"> [10 Puntos]. </text:span>En el siguiente fragmento de programa, ¿qué mensaje se imprime en pantalla?</text:p>
      <text:p text:style-name="P1"/>
      <text:p text:style-name="P1"><draw:frame text:anchor-type="paragraph" draw:z-index="0" draw:style-name="gr1" draw:text-style-name="P16" svg:width="3.1461in" svg:height="1.7815in" svg:x="0.0134in" svg:y="0.028in"><draw:text-box><text:p text:style-name="P16"><text:span text:style-name="T17"><text:s/></text:span><text:span text:style-name="T17">temperatura = </text:span><text:span text:style-name="T18">15 </text:span></text:p><text:p text:style-name="P16"><text:span text:style-name="T17"><text:s/></text:span><text:span text:style-name="T17">distancia = </text:span><text:span text:style-name="T18">15</text:span></text:p><text:p text:style-name="P16"><text:span text:style-name="T17"/></text:p><text:p text:style-name="P16"><text:span text:style-name="T19"><text:s/></text:span><text:span text:style-name="T19">if</text:span><text:span text:style-name="T17"> </text:span><text:span text:style-name="T18">10</text:span><text:span text:style-name="T17"> </text:span><text:span text:style-name="T20">&lt;</text:span><text:span text:style-name="T17"> temperatura </text:span><text:span text:style-name="T20">&lt;</text:span><text:span text:style-name="T17"> </text:span><text:span text:style-name="T18">30</text:span><text:span text:style-name="T17">:</text:span></text:p><text:p text:style-name="P16"><text:span text:style-name="T17"><text:s text:c="5"/></text:span><text:span text:style-name="T19">if</text:span><text:span text:style-name="T17"> distancia </text:span><text:span text:style-name="T20">&lt;</text:span><text:span text:style-name="T17">= </text:span><text:span text:style-name="T18">15</text:span><text:span text:style-name="T17">:</text:span></text:p><text:p text:style-name="P16"><text:span text:style-name="T17"><text:s text:c="9"/></text:span><text:span text:style-name="T19">print</text:span><text:span text:style-name="T20">(</text:span><text:span text:style-name="T21">'Está lindo para ir en bici'</text:span><text:span text:style-name="T20">)</text:span></text:p><text:p text:style-name="P16"><text:span text:style-name="T17"><text:s text:c="5"/></text:span><text:span text:style-name="T19">else</text:span><text:span text:style-name="T17">:</text:span></text:p><text:p text:style-name="P16"><text:span text:style-name="T17"><text:s text:c="9"/></text:span><text:span text:style-name="T19">print</text:span><text:span text:style-name="T20">(</text:span><text:span text:style-name="T21">'Es lejos, te recomiendo cole'</text:span><text:span text:style-name="T20">) </text:span></text:p><text:p text:style-name="P16"><text:span text:style-name="T19"><text:s/></text:span><text:span text:style-name="T19">else</text:span><text:span text:style-name="T17">:</text:span></text:p><text:p text:style-name="P16"><text:span text:style-name="T17"><text:s text:c="5"/></text:span><text:span text:style-name="T19">print</text:span><text:span text:style-name="T20">(</text:span><text:span text:style-name="T21">'Te recomiendo cole'</text:span><text:span text:style-name="T20">)</text:span></text:p></draw:text-box></draw:frame></text:p>
      <text:p text:style-name="P1"><draw:frame text:anchor-type="paragraph" draw:z-index="1" draw:style-name="gr2" svg:width="2.3496in" svg:height="0.9898in" svg:x="3.7571in" svg:y="0.1583in"><draw:text-box><text:p>[ <text:s/>] Te recomiendo cole <text:tab/></text:p><text:p>[ <text:s/>] Es lejos, te recomiendo cole </text:p><text:p>[ <text:s/>] Está lindo para ir en bici </text:p><text:p>[ <text:s/>] Ninguna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pan text:style-name="T7">2)</text:span> [10 Puntos]. <text:span text:style-name="T1">Según</text:span> el siguiente <text:span text:style-name="T12">fragmento de código:</text:span></text:p>
      <text:p text:style-name="P1"/>
      <text:p text:style-name="P1"><draw:frame text:anchor-type="paragraph" draw:z-index="2" draw:style-name="gr3" draw:text-style-name="P18" svg:width="3.3886in" svg:height="1.1252in" svg:x="0.0547in" svg:y="0.0402in"><draw:text-box><text:p text:style-name="P17"><text:span text:style-name="T22"><text:s/></text:span><text:span text:style-name="T22">x = </text:span><text:span text:style-name="T23">int</text:span><text:span text:style-name="T24">(</text:span><text:span text:style-name="T23">input</text:span><text:span text:style-name="T24">(</text:span><text:span text:style-name="T25">'Ingrese valor (* para salir)'</text:span><text:span text:style-name="T24">))</text:span><text:span text:style-name="T22"><text:line-break/></text:span><text:span text:style-name="T22"> </text:span><text:span text:style-name="T26">while</text:span><text:span text:style-name="T22"> x </text:span><text:span text:style-name="T24">&gt;</text:span><text:span text:style-name="T22">= </text:span><text:span text:style-name="T27">0</text:span><text:span text:style-name="T22">:</text:span><text:span text:style-name="T22"><text:line-break/></text:span><text:span text:style-name="T28">. ...</text:span><text:span text:style-name="T29">suma</text:span><text:span text:style-name="T22"> = suma + x</text:span><text:span text:style-name="T22"><text:line-break/></text:span><text:span text:style-name="T28">.. ..</text:span><text:span text:style-name="T29">cant</text:span><text:span text:style-name="T22"> = cant + </text:span><text:span text:style-name="T27">1</text:span><text:span text:style-name="T22"><text:line-break/></text:span><text:span text:style-name="T22"> <text:s text:c="2"/></text:span><text:span text:style-name="T28"><text:s/>.</text:span><text:span text:style-name="T29">x</text:span><text:span text:style-name="T22"> = </text:span><text:span text:style-name="T23">int</text:span><text:span text:style-name="T24">(</text:span><text:span text:style-name="T23">input</text:span><text:span text:style-name="T24">(</text:span><text:span text:style-name="T25">'Ingrese valor (* para salir)'</text:span><text:span text:style-name="T24">))</text:span><text:span text:style-name="T22"><text:line-break/></text:span><text:span text:style-name="T22"> </text:span><text:span text:style-name="T26">print</text:span><text:span text:style-name="T24">(</text:span><text:span text:style-name="T25">'El promedio de valores es'</text:span><text:span text:style-name="T22">, suma/cant</text:span><text:span text:style-name="T24">)</text:span></text:p></draw:text-box></draw:frame><draw:frame text:anchor-type="paragraph" draw:z-index="6" draw:style-name="gr7" draw:text-style-name="P19" svg:width="3.2961in" svg:height="0.8413in" svg:x="3.689in" svg:y="0.1236in"><draw:text-box><text:p text:style-name="P19"><text:span text:style-name="T33">a) ¿Cuál es el error?</text:span></text:p><text:p text:style-name="P19"><text:span text:style-name="T33">b) ¿cuál es el/los valores de corte del ciclo while?</text:span></text:p></draw:text-box></draw:frame><text:span text:style-name="symbol0_5f_python"/></text:p>
      <text:p text:style-name="P1"/>
      <text:p text:style-name="P1"/>
      <text:p text:style-name="P12"/>
      <text:p text:style-name="P1"/>
      <text:p text:style-name="P1"/>
      <text:p text:style-name="P1"/>
      <text:p text:style-name="P1"/>
      <text:p text:style-name="P1"/>
      <text:p text:style-name="P10"><text:span text:style-name="T8">3)</text:span><text:span text:style-name="T3"> [10 Puntos]. </text:span>Para un ciclo que debe iterar una cantidad incierta de veces, ¿Qué estructura repetitiva utilizaría?</text:p>
      <text:p text:style-name="P4"/>
      <text:p text:style-name="P4"><text:span text:style-name="T4"><text:s text:c="4"/>[ <text:s/>] </text:span><text:span text:style-name="T5">Ciclo for</text:span></text:p>
      <text:p text:style-name="P4"><text:span text:style-name="T4"><text:s text:c="4"/>[ <text:s/>] </text:span><text:span text:style-name="T5">Ciclo while</text:span></text:p>
      <text:p text:style-name="P4"><text:span text:style-name="T4"><text:s text:c="4"/>[ <text:s/>] </text:span><text:span text:style-name="T5">Ambos</text:span></text:p>
      <text:p text:style-name="P4"/>
      <text:p text:style-name="P6"><text:span text:style-name="T5">4</text:span><text:span text:style-name="T4">) </text:span><text:span text:style-name="T5">[10 Puntos]. </text:span><text:span text:style-name="T4">La sentencia a continuación produce la salida en pantalla 12, 13, 14, 15, 16. ¿Cuáles deben ser los valores de a y b para lograr la salida previa?</text:span></text:p>
      <text:p text:style-name="P5"><text:span text:style-name="T4"/></text:p>
      <text:p text:style-name="P5"><text:span text:style-name="keyword0_5f_python"><text:s text:c="8"/>for</text:span> num <text:span text:style-name="keyword0_5f_python">in</text:span> <text:span text:style-name="keyword1_5f_python">range</text:span><text:span text:style-name="symbol0_5f_python">(</text:span><text:span text:style-name="number_5f_python">A</text:span>, <text:span text:style-name="number_5f_python">B</text:span><text:span text:style-name="symbol0_5f_python">)</text:span>:<text:line-break/><text:span text:style-name="T2">.... <text:s text:c="7"/></text:span><text:span text:style-name="member0_5f_python">print</text:span><text:span text:style-name="symbol0_5f_python">(</text:span>num<text:span text:style-name="symbol0_5f_python">)</text:span></text:p>
      <text:p text:style-name="P4"/>
      <text:p text:style-name="P8"><text:span text:style-name="T7">5)</text:span> <text:span text:style-name="T3">[10 Puntos]. </text:span>Sea L una lista, cuál de los siguientes fragmentos de código es inválido para recorrer<text:span text:style-name="T11">la</text:span> y mostrar sus valores?</text:p>
      <text:p text:style-name="P7"/>
      <text:p text:style-name="P7"><draw:frame text:anchor-type="paragraph" draw:z-index="5" draw:style-name="gr6" draw:text-style-name="P17" svg:width="1.3858in" svg:height="0.4898in" svg:x="4.8571in" svg:y="0.0717in"><draw:text-box><text:p text:style-name="P17"><text:span text:style-name="T30"><text:s/></text:span><text:span text:style-name="T30">for</text:span> i <text:span text:style-name="T30">in</text:span> L:</text:p><text:p text:style-name="P17"><text:s text:c="5"/><text:span text:style-name="T30">print</text:span><text:span text:style-name="T31">(</text:span>L<text:span text:style-name="T31">[</text:span>i<text:span text:style-name="T31">])</text:span></text:p></draw:text-box></draw:frame><draw:frame text:anchor-type="paragraph" draw:z-index="4" draw:style-name="gr5" draw:text-style-name="P17" svg:width="1.4276in" svg:height="0.4689in" svg:x="2.4299in" svg:y="0.1028in"><draw:text-box><text:p text:style-name="P17"><text:span text:style-name="T30"><text:s/></text:span><text:span text:style-name="T30">for</text:span> i <text:span text:style-name="T30">in</text:span> <text:span text:style-name="T32">len</text:span><text:span text:style-name="T31">(</text:span>L<text:span text:style-name="T31">)</text:span>:</text:p><text:p text:style-name="P17"><text:s text:c="5"/><text:span text:style-name="T30">print</text:span><text:span text:style-name="T31">(</text:span>L<text:span text:style-name="T31">[</text:span>i<text:span text:style-name="T31">])</text:span></text:p></draw:text-box></draw:frame><draw:frame text:anchor-type="paragraph" draw:z-index="3" draw:style-name="gr4" draw:text-style-name="P17" svg:width="1.1252in" svg:height="0.4276in" svg:x="0.3016in" svg:y="0.128in"><draw:text-box><text:p text:style-name="P17"><text:span text:style-name="T30"><text:s/></text:span><text:span text:style-name="T30">for</text:span> e <text:span text:style-name="T30">in</text:span> L:</text:p><text:p text:style-name="P17"><text:s text:c="5"/><text:span text:style-name="T30">print</text:span><text:span text:style-name="T31">(</text:span>e<text:span text:style-name="T31">)</text:span></text:p></draw:text-box></draw:frame></text:p>
      <text:p text:style-name="P7"/>
      <text:p text:style-name="P7"/>
      <text:p text:style-name="P7"/>
      <text:p text:style-name="P10"><text:span text:style-name="T9">6) </text:span><text:span text:style-name="T14">[10 Puntos]. </text:span>Una función recibe dos listas L1 y L2 como argumentos, ¿cómo retornaría la suma de la longitud de ambas?</text:p>
      <text:p text:style-name="P9"/>
      <text:p text:style-name="P9"><text:span text:style-name="T4"><text:s text:c="4"/>[ <text:s/>] </text:span><text:span text:style-name="T6">return len(L1) + len(L2)</text:span></text:p>
      <text:p text:style-name="P9"><text:span text:style-name="T4"><text:s text:c="4"/>[ <text:s/>] </text:span><text:span text:style-name="T6">len(L1) + len(L2)</text:span></text:p>
      <text:p text:style-name="Standard"><text:span text:style-name="T4"><text:s text:c="4"/>[ <text:s/>] </text:span><text:span text:style-name="T6">return L1 + L2</text:span></text:p>
      <text:p text:style-name="P9"><text:soft-page-break/></text:p>
      <text:p text:style-name="P9"/>
      <text:p text:style-name="P14"><text:span text:style-name="T10">7)</text:span><text:span text:style-name="T13"> [15 Puntos]. Realice un programa donde el usuario debe adivinar un número generado al azar. El programa debe permitir el ingreso del valor e informarle si el próximo que debe ingresar es mayor o menor, la finalización es cuando se adivina el número.</text:span></text:p>
      <text:p text:style-name="P11"/>
      <text:p text:style-name="P11"><text:span text:style-name="T7">8)</text:span> <text:span text:style-name="T13">[25 Puntos]. En el archivo </text:span><text:span text:style-name="T15">importaciones2015-2016SFe.csv</text:span><text:span text:style-name="T13"> se encuentra un reporte del Gobierno de la Provincia de Santa Fe donde se informa la variación de los volúmenes de importaciones entre el año 2015 y 2016. Los campos consisten en Rubro, Producto, Unidad, cantidades desde Enero al 20 de Septiembre 2015 y desde Enero al 20 de Septiembre 2016 y se encuentran separados por un punto y coma.</text:span></text:p>
      <text:p text:style-name="P13">Se solicita que realice un programa que lea el contenido del archivo e informe en cuántos kilogramos se incrementaron los alimentos de origen ani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</meta:initial-creator>
    <meta:creation-date>2017-02-17T15:14:04.150279480</meta:creation-date>
    <dc:date>2017-02-17T16:43:14.084941875</dc:date>
    <dc:creator>Diana </dc:creator>
    <meta:editing-duration>PT1H29M2S</meta:editing-duration>
    <meta:editing-cycles>15</meta:editing-cycles>
    <meta:generator>LibreOffice/4.3.3.2$Linux_X86_64 LibreOffice_project/430m0$Build-2</meta:generator>
    <meta:document-statistic meta:table-count="0" meta:image-count="0" meta:object-count="0" meta:page-count="2" meta:paragraph-count="17" meta:word-count="299" meta:character-count="1743" meta:non-whitespace-character-count="1414"/>
  </office:meta>
</office:document-meta>
</file>